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roman"/>
    <style:font-face style:name="Lucida Sans1" svg:font-family="'Lucida Sans'" style:font-family-generic="swiss"/>
    <style:font-face style:name="Osaka" svg:font-family="Osaka"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text-properties style:font-name="Osaka" officeooo:rsid="00017f66" officeooo:paragraph-rsid="00017f66" style:font-name-asian="Osaka"/>
    </style:style>
    <style:style style:name="P2" style:family="paragraph" style:parent-style-name="Standard">
      <style:text-properties style:font-name="Osaka" officeooo:rsid="00040a02" officeooo:paragraph-rsid="00040a02" style:font-name-asian="Osaka"/>
    </style:style>
    <style:style style:name="P3" style:family="paragraph" style:parent-style-name="Standard">
      <style:text-properties style:font-name="Osaka" officeooo:rsid="00040a02" officeooo:paragraph-rsid="0005bb15" style:font-name-asian="Osaka"/>
    </style:style>
    <style:style style:name="P4" style:family="paragraph" style:parent-style-name="Standard">
      <style:text-properties style:font-name="Osaka" officeooo:rsid="0005bb15" officeooo:paragraph-rsid="0005bb15" style:font-name-asian="Osaka"/>
    </style:style>
    <style:style style:name="P5" style:family="paragraph" style:parent-style-name="Standard">
      <style:text-properties style:font-name="Osaka" officeooo:rsid="0005bb15" officeooo:paragraph-rsid="00083812" style:font-name-asian="Osaka"/>
    </style:style>
    <style:style style:name="P6" style:family="paragraph" style:parent-style-name="Standard">
      <style:text-properties style:font-name="Osaka" officeooo:rsid="00083812" officeooo:paragraph-rsid="00083812" style:font-name-asian="Osaka"/>
    </style:style>
    <style:style style:name="P7" style:family="paragraph" style:parent-style-name="Standard">
      <style:text-properties officeooo:paragraph-rsid="00017f66"/>
    </style:style>
    <style:style style:name="P8" style:family="paragraph" style:parent-style-name="Standard">
      <style:text-properties fo:color="#000000" style:font-name="courier" fo:font-size="11pt" officeooo:rsid="00017f66" officeooo:paragraph-rsid="00017f66" style:font-name-asian="Osaka" style:font-size-asian="11pt"/>
    </style:style>
    <style:style style:name="P9" style:family="paragraph" style:parent-style-name="Standard">
      <style:text-properties fo:color="#000000" style:font-name="courier" fo:font-size="11pt" officeooo:rsid="000260a0" officeooo:paragraph-rsid="000260a0" style:font-name-asian="Osaka" style:font-size-asian="11pt"/>
    </style:style>
    <style:style style:name="P10" style:family="paragraph" style:parent-style-name="Standard">
      <style:text-properties fo:color="#000000" style:font-name="courier" fo:font-size="11pt" officeooo:rsid="00040a02" officeooo:paragraph-rsid="00040a02" style:font-name-asian="Osaka" style:font-size-asian="11pt"/>
    </style:style>
    <style:style style:name="P11" style:family="paragraph" style:parent-style-name="Standard">
      <style:text-properties fo:color="#000000" style:font-name="courier" fo:font-size="11pt" officeooo:rsid="0005bb15" officeooo:paragraph-rsid="0005bb15" style:font-name-asian="Osaka" style:font-size-asian="11pt"/>
    </style:style>
    <style:style style:name="P12" style:family="paragraph" style:parent-style-name="Standard">
      <style:text-properties fo:color="#000000" style:font-name="courier" fo:font-size="11pt" style:font-size-asian="11pt"/>
    </style:style>
    <style:style style:name="P13" style:family="paragraph" style:parent-style-name="Standard">
      <style:text-properties officeooo:paragraph-rsid="0005bb15"/>
    </style:style>
    <style:style style:name="P14" style:family="paragraph" style:parent-style-name="Standard">
      <style:text-properties fo:color="#000000" style:font-name="courier" fo:font-size="11pt" officeooo:rsid="00083812" officeooo:paragraph-rsid="00083812" style:font-name-asian="IPAexGothic" style:font-size-asian="11pt"/>
    </style:style>
    <style:style style:name="P15" style:family="paragraph" style:parent-style-name="Standard">
      <style:text-properties fo:color="#000000" style:font-name="courier" fo:font-size="11pt" officeooo:rsid="000845b9" officeooo:paragraph-rsid="000845b9" style:font-name-asian="IPAexGothic" style:font-size-asian="11pt"/>
    </style:style>
    <style:style style:name="T1" style:family="text">
      <style:text-properties fo:color="#000000" style:font-name="courier" fo:font-size="11pt" style:font-size-asian="11pt"/>
    </style:style>
    <style:style style:name="T2" style:family="text">
      <style:text-properties fo:color="#000000" style:font-name="courier" fo:font-size="11pt" officeooo:rsid="00017f66" style:font-size-asian="11pt"/>
    </style:style>
    <style:style style:name="T3" style:family="text">
      <style:text-properties fo:color="#000000" style:font-name="courier" fo:font-size="11pt" officeooo:rsid="0004d7a5" style:font-size-asian="11pt"/>
    </style:style>
    <style:style style:name="T4" style:family="text">
      <style:text-properties fo:color="#000000" style:font-name="courier" fo:font-size="11pt" officeooo:rsid="0005bb15" style:font-size-asian="11pt"/>
    </style:style>
    <style:style style:name="T5" style:family="text">
      <style:text-properties fo:color="#000000" style:font-name="courier" fo:font-size="11pt" officeooo:rsid="0006ad18" style:font-size-asian="11pt"/>
    </style:style>
    <style:style style:name="T6" style:family="text">
      <style:text-properties fo:color="#000000" style:font-name="courier" fo:font-size="11pt" officeooo:rsid="000722f5" style:font-size-asian="11pt"/>
    </style:style>
    <style:style style:name="T7" style:family="text">
      <style:text-properties fo:color="#000000" style:font-name="courier" fo:font-size="11pt" officeooo:rsid="00074696" style:font-size-asian="11pt"/>
    </style:style>
    <style:style style:name="T8" style:family="text">
      <style:text-properties fo:color="#000000" style:font-name="courier" fo:font-size="11pt" officeooo:rsid="0005bb15" style:font-name-asian="Osaka" style:font-size-asian="11pt"/>
    </style:style>
    <style:style style:name="T9" style:family="text">
      <style:text-properties style:font-name="Osaka" officeooo:rsid="00017f66" style:font-name-asian="Osaka"/>
    </style:style>
    <style:style style:name="T10" style:family="text">
      <style:text-properties officeooo:rsid="000850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9">Readme </text:span><text:span text:style-name="T1">smpleVTmanipultorGUI</text:span></text:p>
      <text:p text:style-name="P1"/>
      <text:p text:style-name="P7"><text:span text:style-name="T9">this document is memo about </text:span><text:span text:style-name="T1">smpleVTmanipultorGUI.</text:span></text:p>
      <text:p text:style-name="P1"/>
      <text:p text:style-name="P1">20140703</text:p>
      <text:p text:style-name="P1">:version <text:s/><text:span text:style-name="T1">smpleVTmanipultorGUI20140630</text:span></text:p>
      <text:p text:style-name="P8">GUI拡張として以下の事を考えている．</text:p>
      <text:p text:style-name="P8">・スペクトログラムの切り出し部分の再生と保存</text:p>
      <text:p text:style-name="P8">・vtaf操作パラメタ方法数の増加</text:p>
      <text:p text:style-name="P8">ー現在：</text:p>
      <text:p text:style-name="P8"><text:tab/>・フーリエ級数の低次の係数</text:p>
      <text:p text:style-name="P8"><text:tab/>・上記の係数を加算した後に表されるvta形状の形</text:p>
      <text:p text:style-name="P8">ー提案：</text:p>
      <text:p text:style-name="P8"><text:tab/>・storyによる展開級数の係数</text:p>
      <text:p text:style-name="P8"><text:tab/>・上記の方法を切り替える方法</text:p>
      <text:p text:style-name="P8"><text:tab/>・部分ごとに操作できるようにする方法</text:p>
      <text:p text:style-name="P1"/>
      <text:p text:style-name="P1"/>
      <text:p text:style-name="P9">この版の実装進度</text:p>
      <text:p text:style-name="P9">この版では，切り出し部分（帯域も考慮）の音声の再生まで可能にした．</text:p>
      <text:p text:style-name="P9">今後の実装方針は，切り出し部分再生機能に切り出し部分の音声保存まで可能にする事．</text:p>
      <text:p text:style-name="P9">また現在の実装におけるvtaf操作後のLPC合成部分は一度全てのフレームで合成した後作成された音声のスペクトログラム表示部分の再生を行う仕組みのため，スペクトログラム表示部分のみLPC合成処理を行い再生する実装に変更する．</text:p>
      <text:p text:style-name="P9"/>
      <text:p text:style-name="P1"/>
      <text:p text:style-name="P2">20140704</text:p>
      <text:p text:style-name="P2">:version <text:span text:style-name="T2">smpleVTmanipultorGUI20140</text:span><text:span text:style-name="T1">703</text:span></text:p>
      <text:p text:style-name="P2"/>
      <text:p text:style-name="P10">実装進度</text:p>
      <text:p text:style-name="P2"><text:span text:style-name="T1">帯域ごとに切り出して選択範囲のみの（帯域を考慮しているかは不明）</text:span><text:span text:style-name="T3">LPC合成し再生する機能を追加した．</text:span></text:p>
      <text:p text:style-name="P2"/>
      <text:p text:style-name="P4"><text:span text:style-name="T3">2</text:span><text:span text:style-name="T1">0140716</text:span></text:p>
      <text:p text:style-name="P3"><text:span text:style-name="T1">:version </text:span><text:span text:style-name="T2">smpleVTmanipultorGUI20140</text:span><text:span text:style-name="T1">70</text:span><text:span text:style-name="T4">3</text:span></text:p>
      <text:p text:style-name="P3"/>
      <text:p text:style-name="P11">実装進度</text:p>
      <text:p text:style-name="P11">compositeパラメタを口唇付近，声道真ん中（多分，軟口蓋付近），声門付近で操作できるようにした．これに伴いcomposite,indivisual各パラメタのresetButtonとinitialize処理を実装しなおしている．これらの主な処理記述部分は，WindowButtonMotionServer関数で，この関数は，gui上を移動している時にメッセージが送られて駆動するコールバック関数に設定されている関数である．</text:p>
      <text:p text:style-name="P4"/>
      <text:p text:style-name="P11">具体的な内容</text:p>
      <text:p text:style-name="P11">compositeパラメタは，101個サンプリングされているため，1:33,34:67,67:101の３頭分した．真ん中のみ34個点をとるようにした．そして，各区間を操作後に繋ぎが出来るだけ，滑らかになるように</text:p>
      <text:p text:style-name="P11"><text:s/>nr(=floor(33/2) = 16)</text:p>
      <text:p text:style-name="P13"><text:span text:style-name="T8"><text:s/></text:span><text:span text:style-name="T1">R = sin(linspace(0,pi/2,nr));</text:span></text:p>
      <text:p text:style-name="P12"><text:s text:c="2"/>R(1) = R(2); </text:p>
      <text:p text:style-name="P12"><text:s text:c="2"/>n=33+nr;</text:p>
      <text:p text:style-name="P4"><text:span text:style-name="T1">を窓関数として用いており，窓処理を施している．（前後のフレームに</text:span><text:span text:style-name="T6">50%のola処理をしている．つまり，</text:span><text:span text:style-name="T7">16点のover lap</text:span><text:span text:style-name="T1">）</text:span></text:p>
      <text:p text:style-name="P11">しかし，滑らかにつながっていないので改良する必要がある．</text:p>
      <text:p text:style-name="P5"><text:span text:style-name="T1">改良の候補としては，そもそも</text:span><text:span text:style-name="T5">窓関数がraised cosineではない可能性が高いこと．もしこれがraised cosineならば，他の窓関数を用いること．また，窓処理の手順が最適でないこと．これらが最善の場合は，より条件を考慮した処理を記述することが改良の問題点ならびに，着目点としてあげられる．</text:span></text:p>
      <text:p text:style-name="P5"/>
      <text:p text:style-name="P5"/>
      <text:p text:style-name="P6"><text:soft-page-break/><text:span text:style-name="T5">2</text:span><text:span text:style-name="T1">0140717</text:span></text:p>
      <text:p text:style-name="P14">河原先生によってバージョンが更新されたため新しいツールを修正することにする．</text:p>
      <text:p text:style-name="P14">まず，スナップショットとmatファイルの保存が不便なためその点を簡単に直しておく．</text:p>
      <text:p text:style-name="P14"/>
      <text:p text:style-name="P15">20140729</text:p>
      <text:p text:style-name="P15">一度、好感度を改善する操作を行った記録を保存しているmatファイルをguiから呼び出し、再度、好感度改善操作当時の環境を復活させる機能をもたせようとしている。</text:p>
      <text:p text:style-name="P15">しかし、特に、indivisualパラメータとcompositeパラメータの復元が難しい。</text:p>
      <text:p text:style-name="P15">compositeパラメータにはノブがついていおり、セクションごとで声道形状を操作できるように河原</text:p>
      <text:p text:style-name="P15">先生によって拡張された。</text:p>
      <text:p text:style-name="P15">しかし、このフィギュアを司るパラメータの格納された以下の３変数の対応関係がわからず、実装が進んでいない。</text:p>
      <text:p text:style-name="P15">・myGUIdata(or modificationStrubture).rawCompositeModifier</text:p>
      <text:p text:style-name="P15">・myGUIdata(or modificationStructure).rawSectionModifier</text:p>
      <text:p text:style-name="P15">・myGUIdata(or modificationStructure).<text:span text:style-name="T10">shapeModifier</text:span></text:p>
      <text:p text:style-name="P15"/>
      <text:p text:style-name="P15">現在こ、コードリーディングによって以下の様な対応関係だと解釈している。</text:p>
      <text:p text:style-name="P15"/>
      <text:p text:style-name="P15">MyGUIdata.rawCompositeModifier</text:p>
      <text:p text:style-name="P15">indivisualパラメータによって作成される複合波。この実装では、サンプル点が101点であるためlinspace(0,1,100)の各値に対応するsinもしくはcos関数の値の複合はであると考えられる。</text:p>
      <text:p text:style-name="P15"/>
      <text:p text:style-name="P15">MyGUIdata.rawSectionModifier</text:p>
      <text:p text:style-name="P15">compositeパラメータのノブによって操作されたrawCompositeModifierを格納するパラメータと解釈している。</text:p>
      <text:p text:style-name="P15">この複合波も、101点でサンプリングされている。</text:p>
      <text:p text:style-name="P15"/>
      <text:p text:style-name="P15"/>
      <text:p text:style-name="P15">・わからないところ</text:p>
      <text:p text:style-name="P15">myGUIdata.rawCompositeModifierとmyGUIdata.rawSectionModifierは最終的に足され、compositeエリアにプロットされている。</text:p>
      <text:p text:style-name="P15">mySectionModifierが複合波にノブで操作したあとのデータが格納されているなら足す意味がわからない。</text:p>
      <text:p text:style-name="P15">また、compositeエリアでノブを操作している時（プログラムでは、”closshair”カーソルの時操作していると判断している）複合波の全体的な操作をするshapeModifierが０でない場合のみ、現在カーソルをフォーカスしているインデックスのmyGUIdata.knobCoefficientにある式を代入している。この式の意味と特別にここで代入する意味がわからない。</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roman"/>
    <style:font-face style:name="Lucida Sans1" svg:font-family="'Lucida Sans'" style:font-family-generic="swiss"/>
    <style:font-face style:name="Osaka" svg:font-family="Osaka"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MS PMincho" style:font-size-asian="10.5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MS PMincho"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3T18:28:09.857459000</meta:creation-date>
    <dc:date>2014-07-29T18:44:01.454675000</dc:date>
    <meta:editing-duration>PT1H49M16S</meta:editing-duration>
    <meta:editing-cycles>11</meta:editing-cycles>
    <meta:generator>LibreOffice/4.2.5.2$MacOSX_x86 LibreOffice_project/61cb170a04bb1f12e77c884eab9192be736ec5f5</meta:generator>
    <meta:document-statistic meta:table-count="0" meta:image-count="0" meta:object-count="0" meta:page-count="2" meta:paragraph-count="57" meta:word-count="1517" meta:character-count="2383" meta:non-whitespace-character-count="2349"/>
  </office:meta>
</office:document-meta>
</file>